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4882in" fo:break-before="auto" style:use-optimal-row-height="false"/>
    </style:style>
    <style:style style:name="ro14" style:family="table-row">
      <style:table-row-properties style:row-height="0.4807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629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5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7">
          <table:table-cell table:style-name="ce47" office:value-type="float" office:value="21" calcext:value-type="float">
            <text:p>21</text:p>
          </table:table-cell>
          <table:table-cell table:style-name="ce45" office:value-type="string" calcext:value-type="string">
            <text:p><text:span text:style-name="T2">PDKV — создание архива. Сохранение речевых пакетов пакетов на сервере в базе данных </text:span><text:span text:style-name="T1">Возможность воспроизведения сообщений из архивной базы данных на любой станции</text:span></text:p>
          </table:table-cell>
          <table:table-cell table:style-name="ce40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биться работы шифрования — дешифрования прошивки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7" calcext:value-type="float">
            <text:p>27</text:p>
          </table:table-cell>
          <table:table-cell table:style-name="ce45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8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8" calcext:value-type="float">
            <text:p>28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5">
          <table:table-cell table:style-name="ce47" office:value-type="float" office:value="29" calcext:value-type="float">
            <text:p>29</text:p>
          </table:table-cell>
          <table:table-cell table:style-name="ce45" office:value-type="string" calcext:value-type="string">
            <text:p>Загрузка прошивки одновременно во все устройства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Default" table:number-columns-repeated="2"/>
          <table:table-cell table:formula="of:=SUM([.C29:.C37])" office:value-type="float" office:value="73" calcext:value-type="float">
            <text:p>73</text:p>
          </table:table-cell>
          <table:table-cell table:number-columns-repeated="1020"/>
        </table:table-row>
        <table:table-row table:style-name="ro11">
          <table:table-cell table:style-name="Default" table:number-columns-repeated="3"/>
          <table:table-cell table:number-columns-repeated="1020"/>
        </table:table-row>
        <table:table-row table:style-name="ro16">
          <table:table-cell table:style-name="Default" table:number-columns-repeated="3"/>
          <table:table-cell table:number-columns-repeated="1020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7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18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18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18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18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18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18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18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18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18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18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18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18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18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18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8:05:03.404704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0T11:41:56.515506260</dc:date>
    <meta:editing-duration>P5DT18H7M18S</meta:editing-duration>
    <meta:editing-cycles>329</meta:editing-cycles>
    <meta:document-statistic meta:table-count="5" meta:cell-count="247" meta:object-count="0"/>
    <meta:user-defined meta:name=""/>
    <meta:user-defined meta:name="qrichtext">1</meta:user-defined>
  </office:meta>
</office:document-meta>
</file>